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15c77b" officeooo:paragraph-rsid="0015c77b"/>
    </style:style>
    <style:style style:name="P3" style:family="paragraph" style:parent-style-name="Text_20_body">
      <style:text-properties fo:font-weight="bold" officeooo:rsid="001783bb" officeooo:paragraph-rsid="001783bb" style:font-weight-asian="bold" style:font-weight-complex="bold"/>
    </style:style>
    <style:style style:name="P4" style:family="paragraph" style:parent-style-name="Standard">
      <style:text-properties officeooo:rsid="0015c77b" officeooo:paragraph-rsid="0015c77b"/>
    </style:style>
    <style:style style:name="P5" style:family="paragraph" style:parent-style-name="Standard">
      <style:text-properties officeooo:rsid="0015c77b" officeooo:paragraph-rsid="001a602c"/>
    </style:style>
    <style:style style:name="P6" style:family="paragraph" style:parent-style-name="Standard">
      <style:text-properties officeooo:rsid="00188b42" officeooo:paragraph-rsid="00188b42"/>
    </style:style>
    <style:style style:name="P7" style:family="paragraph" style:parent-style-name="Standard">
      <style:text-properties fo:font-weight="bold" officeooo:rsid="00188b42" officeooo:paragraph-rsid="00188b42" style:font-weight-asian="bold" style:font-weight-complex="bold"/>
    </style:style>
    <style:style style:name="P8" style:family="paragraph" style:parent-style-name="Standard">
      <style:text-properties fo:font-weight="bold" officeooo:rsid="001a602c" officeooo:paragraph-rsid="001a602c" style:font-weight-asian="bold" style:font-weight-complex="bold"/>
    </style:style>
    <style:style style:name="P9" style:family="paragraph" style:parent-style-name="Standard">
      <style:text-properties officeooo:rsid="001a602c" officeooo:paragraph-rsid="001a602c"/>
    </style:style>
    <style:style style:name="T1" style:family="text">
      <style:text-properties officeooo:rsid="001a6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Dos for Py 2 → 3 Conversion</text:p>
      <text:p text:style-name="P4"/>
      <text:h text:style-name="Heading_20_1" text:outline-level="1">imports</text:h>
      <text:p text:style-name="P3"><text:span text:style-name="T1">see </text:span>http://blog.habnab.it/blog/2013/07/21/python-packages-and-you/</text:p>
      <text:p text:style-name="P4"/>
      <text:p text:style-name="P4"/>
      <text:p text:style-name="P7">Absolute imports:</text:p>
      <text:p text:style-name="P6"/>
      <text:p text:style-name="P6">from pyFDA.filter_tree_builder import </text:p>
      <text:p text:style-name="P6"/>
      <text:p text:style-name="P8">Relative imports:</text:p>
      <text:p text:style-name="P9"/>
      <text:h text:style-name="Heading_20_2" text:outline-level="2">Problem 1: Executing a file for test purposes</text:h>
      <text:p text:style-name="P5"><text:span text:style-name="T1">from </text:span><text:a xlink:type="simple" xlink:href="http://stackoverflow.com/questions/11536764/attempted-relative-import-in-non-package-even-with-init-py" text:style-name="Internet_20_link" text:visited-style-name="Visited_20_Internet_20_Link">http://stackoverflow.com/questions/11536764/attempted-relative-import-in-non-package-even-with-init-py</text:a></text:p>
      <text:p text:style-name="P4">The python import mechanism works relative to the <text:span text:style-name="Source_20_Text">__name__</text:span> of the current file. When you execute a file directly, it doesn't have it's usual name, but has <text:span text:style-name="Source_20_Text">"__main__"</text:span> as its name instead. So relative imports don't work. You can, as Igancio suggested, execute it using the -m option. If you have a part of your package that is meant to be run as a script, you can also use the <text:span text:style-name="Source_20_Text">__package__</text:span> attribute to tell that file what name it's supposed to have in the package hierarchy. See <text:a xlink:type="simple" xlink:href="http://www.python.org/dev/peps/pep-0366/" text:style-name="Internet_20_link" text:visited-style-name="Visited_20_Internet_20_Link">http://www.python.org/dev/peps/pep-0366/</text:a> for details. </text:p>
      <text:p text:style-name="P4"/>
      <text:p text:style-name="P2">you can use <text:span text:style-name="Source_20_Text">import compenents.core</text:span> directly if you have this above your imports:</text:p>
      <text:p text:style-name="Preformatted_20_Text"><text:span text:style-name="Source_20_Text">if __name__ == '__main__' and __package__ is None:</text:span></text:p>
      <text:p text:style-name="Preformatted_20_Text"><text:span text:style-name="Source_20_Text"><text:s text:c="4"/>from os import sys, path</text:span></text:p>
      <text:p text:style-name="P1"><text:span text:style-name="Source_20_Text"><text:s text:c="4"/>sys.path.append(path.dirname(path.dirname(path.abspath(__file__))))</text:span></text:p>
      <text:p text:style-name="P4">You can use <text:span text:style-name="Source_20_Text">__package__</text:span> to ensure executable script files can relatively import other modules from within the same package. </text:p>
      <text:p text:style-name="P4"/>
      <text:p text:style-name="P4">If you have a script <text:span text:style-name="Source_20_Text">script.py</text:span> in package <text:span text:style-name="Source_20_Text">pack.subpack</text:span>, then setting it's <text:span text:style-name="Source_20_Text">__package__</text:span> to <text:span text:style-name="Source_20_Text">pack.subpack</text:span> will let you do <text:span text:style-name="Source_20_Text">from ..module import something</text:span> to import something from <text:span text:style-name="Source_20_Text">pack.module</text:span>. Note that, as the documentation says, you still have to have the top-level package on the system path. This is already the way things work for imported modules. The only thing <text:span text:style-name="Source_20_Text">__package__</text:span> does is let you use that behavior for directly-executed scripts as well. </text:p>
      <text:p text:style-name="P4"/>
      <text:h text:style-name="Heading_20_2" text:outline-level="2">Problem 2: Absolute vs. relative imports</text:h>
      <text:p text:style-name="P4"/>
      <text:h text:style-name="Heading_20_2" text:outline-level="2">Problem 3: Unittests</text:h>
      <text:p text:style-name="Text_20_body">Took a while for me to realize you can't run <text:span text:style-name="Source_20_Text">python -m core_test</text:span> from within the <text:span text:style-name="Source_20_Text">tests</text:span> subdirectory - it has to be from the parent, or you have to add the parent to the path. </text:p>
      <text:p text:style-name="P4"><text:soft-page-break/></text:p>
      <text:h text:style-name="Heading_20_1" text:outline-level="1">unicod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8:53:04.848000000</meta:creation-date>
    <dc:date>2015-02-23T09:44:35.279000000</dc:date>
    <meta:editing-duration>PT21M9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2" meta:paragraph-count="19" meta:word-count="281" meta:character-count="1900" meta:non-whitespace-character-count="1625"/>
  </office:meta>
</office:document-meta>
</file>